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788" officeooo:paragraph-rsid="000f1788"/>
    </style:style>
    <style:style style:name="P2" style:family="paragraph" style:parent-style-name="Standard">
      <style:text-properties officeooo:paragraph-rsid="000f1788"/>
    </style:style>
    <style:style style:name="T1" style:family="text">
      <style:text-properties officeooo:rsid="000f1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l file di configurazione config.txt contiene:</text:span></text:p>
      <text:p text:style-name="P1">- numero di thread worker</text:p>
      <text:p text:style-name="P1">- dimensione dello spazio di memorizzazione</text:p>
      <text:p text:style-name="P1">- nome socket file</text:p>
      <text:p text:style-name="P1">- numero massimo di filmemorizzabili</text:p>
      <text:p text:style-name="P1">-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9:45:54.726712479</meta:creation-date>
    <dc:date>2021-05-11T23:18:22.641505711</dc:date>
    <meta:editing-duration>PT3H12M7S</meta:editing-duration>
    <meta:editing-cycles>1</meta:editing-cycles>
    <meta:document-statistic meta:table-count="0" meta:image-count="0" meta:object-count="0" meta:page-count="1" meta:paragraph-count="6" meta:word-count="27" meta:character-count="170" meta:non-whitespace-character-count="148"/>
    <meta:generator>LibreOffice/6.4.7.2$Linux_X86_64 LibreOffice_project/40$Build-2</meta:generator>
  </office:meta>
</office:document-meta>
</file>